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6_10-49-43_000.jpg</text:p>
          </table:table-cell>
          <table:table-cell table:style-name="ce25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16_10-50-17_000.jpg</text:p>
          </table:table-cell>
          <table:table-cell table:style-name="ce25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16_10-52-36_000.jpg</text:p>
          </table:table-cell>
          <table:table-cell table:style-name="ce25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4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16_10-54-11_000.jpg</text:p>
          </table:table-cell>
          <table:table-cell table:style-name="ce25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16_10-55-43_000.jpg</text:p>
          </table:table-cell>
          <table:table-cell table:style-name="ce25" office:value-type="string">
            <text:p>-*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16_10-57-22_000.jpg</text:p>
          </table:table-cell>
          <table:table-cell table:style-name="ce25" office:value-type="string">
            <text:p>-*</text:p>
          </table:table-cell>
          <table:table-cell table:style-name="ce16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16_11-00-27_000.jpg</text:p>
          </table:table-cell>
          <table:table-cell table:style-name="ce19" office:value-type="string">
            <text:p>:PHOTO 記録 / 計測記録 / 抵抗値 / target=エゴマ：焼酎漬け,location=溶液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8]=&quot;&quot;;[.C8];CONCATENATE([.C8];&quot; / &quot;;[.E8]))" office:value-type="string" office:string-value=":PHOTO 記録 / 計測記録 / 抵抗値 / target=エゴマ：焼酎漬け,location=溶液">
            <text:p>:PHOTO 記録 / 計測記録 / 抵抗値 / target=エゴマ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16_11-02-37_000.jpg</text:p>
          </table:table-cell>
          <table:table-cell table:style-name="ce19" office:value-type="string">
            <text:p>:PHOTO 記録 / 計測記録 / 抵抗値 / target=ペパーミント：焼酎漬け,location=溶液</text:p>
          </table:table-cell>
          <table:table-cell table:style-name="ce18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4" table:formula="of:=IF([.E9]=&quot;&quot;;[.C9];CONCATENATE([.C9];&quot; / &quot;;[.E9]))" office:value-type="string" office:string-value=":PHOTO 記録 / 計測記録 / 抵抗値 / target=ペパーミント：焼酎漬け,location=溶液">
            <text:p>:PHOTO 記録 / 計測記録 / 抵抗値 / target=ペパーミント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16_11-04-46_000.jpg</text:p>
          </table:table-cell>
          <table:table-cell table:style-name="ce19" office:value-type="string">
            <text:p>:PHOTO 記録 / 計測記録 / 抵抗値 / target=ローズマリー：焼酎漬け,location=溶液</text:p>
          </table:table-cell>
          <table:table-cell table:style-name="ce16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4" table:formula="of:=IF([.E10]=&quot;&quot;;[.C10];CONCATENATE([.C10];&quot; / &quot;;[.E10]))" office:value-type="string" office:string-value=":PHOTO 記録 / 計測記録 / 抵抗値 / target=ローズマリー：焼酎漬け,location=溶液">
            <text:p>:PHOTO 記録 / 計測記録 / 抵抗値 / target=ローズマリー：焼酎漬け,location=溶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16_11-07-08_000.jpg</text:p>
          </table:table-cell>
          <table:table-cell table:style-name="ce19" office:value-type="string">
            <text:p>:PHOTO 記録 / 計測記録 / 抵抗値 / target=生姜：濁り、あり：焼酎漬け,location=溶液,time=1130-0011</text:p>
          </table:table-cell>
          <table:table-cell table:style-name="ce16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4" table:formula="of:=IF([.E11]=&quot;&quot;;[.C11];CONCATENATE([.C11];&quot; / &quot;;[.E11]))" office:value-type="string" office:string-value=":PHOTO 記録 / 計測記録 / 抵抗値 / target=生姜：濁り、あり：焼酎漬け,location=溶液,time=1130-0011">
            <text:p>:PHOTO 記録 / 計測記録 / 抵抗値 / target=生姜：濁り、あり：焼酎漬け,location=溶液,time=1130-001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16_11-09-35_000.jpg</text:p>
          </table:table-cell>
          <table:table-cell table:style-name="ce19" office:value-type="string">
            <text:p>:PHOTO 記録 / 計測記録 / 抵抗値 / target=生姜：濁り、なし：焼酎漬け,location=溶液,time=1208-0018</text:p>
          </table:table-cell>
          <table:table-cell table:style-name="ce17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4" table:formula="of:=IF([.E12]=&quot;&quot;;[.C12];CONCATENATE([.C12];&quot; / &quot;;[.E12]))" office:value-type="string" office:string-value=":PHOTO 記録 / 計測記録 / 抵抗値 / target=生姜：濁り、なし：焼酎漬け,location=溶液,time=1208-0018">
            <text:p>:PHOTO 記録 / 計測記録 / 抵抗値 / target=生姜：濁り、なし：焼酎漬け,location=溶液,time=1208-001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16_11-11-52_000.jpg</text:p>
          </table:table-cell>
          <table:table-cell table:style-name="ce19" office:value-type="string">
            <text:p>:PHOTO 記録 / 計測記録 / 抵抗値 / target=生姜：濁り、あり：焼酎漬け,location=溶液,time=1130-0011</text:p>
          </table:table-cell>
          <table:table-cell table:style-name="ce17"/>
          <table:table-cell table:style-name="ce4"/>
          <table:table-cell table:style-name="ce4" office:value-type="string">
            <text:p>N-35-35-28.642272 E-139-34-48.830566</text:p>
          </table:table-cell>
          <table:table-cell table:style-name="ce34" table:formula="of:=IF([.E13]=&quot;&quot;;[.C13];CONCATENATE([.C13];&quot; / &quot;;[.E13]))" office:value-type="string" office:string-value=":PHOTO 記録 / 計測記録 / 抵抗値 / target=生姜：濁り、あり：焼酎漬け,location=溶液,time=1130-0011">
            <text:p>:PHOTO 記録 / 計測記録 / 抵抗値 / target=生姜：濁り、あり：焼酎漬け,location=溶液,time=1130-001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2-16_11-15-46_000.jpg</text:p>
          </table:table-cell>
          <table:table-cell table:style-name="ce19" office:value-type="string">
            <text:p>:PHOTO 記録 / 計測記録 / 抵抗値 / target=ニンニク：焼酎漬け,location=溶液,time=1212-0024</text:p>
          </table:table-cell>
          <table:table-cell table:style-name="ce1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14]=&quot;&quot;;[.C14];CONCATENATE([.C14];&quot; / &quot;;[.E14]))" office:value-type="string" office:string-value=":PHOTO 記録 / 計測記録 / 抵抗値 / target=ニンニク：焼酎漬け,location=溶液,time=1212-0024">
            <text:p>:PHOTO 記録 / 計測記録 / 抵抗値 / target=ニンニク：焼酎漬け,location=溶液,time=1212-00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2-16_11-18-37_000.jpg</text:p>
          </table:table-cell>
          <table:table-cell table:style-name="ce19" office:value-type="string">
            <text:p>:PHOTO 記録 / 計測記録 / 抵抗値 / target=ニンニク：焼酎漬け,location=溶液,time=1216-0005</text:p>
          </table:table-cell>
          <table:table-cell table:style-name="ce16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15]=&quot;&quot;;[.C15];CONCATENATE([.C15];&quot; / &quot;;[.E15]))" office:value-type="string" office:string-value=":PHOTO 記録 / 計測記録 / 抵抗値 / target=ニンニク：焼酎漬け,location=溶液,time=1216-0005">
            <text:p>:PHOTO 記録 / 計測記録 / 抵抗値 / target=ニンニク：焼酎漬け,location=溶液,time=1216-00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2-16_11-21-56_000.jpg</text:p>
          </table:table-cell>
          <table:table-cell table:style-name="ce19" office:value-type="string">
            <text:p>:PHOTO 記録 / 計測記録 / 抵抗値 / target=焼酎：麦,location=~,time=~</text:p>
          </table:table-cell>
          <table:table-cell table:style-name="ce16"/>
          <table:table-cell table:style-name="ce4"/>
          <table:table-cell table:style-name="ce4" office:value-type="string">
            <text:p>N-35-35-28.024291 E-139-34-49.105224</text:p>
          </table:table-cell>
          <table:table-cell table:style-name="ce34" table:formula="of:=IF([.E16]=&quot;&quot;;[.C16];CONCATENATE([.C16];&quot; / &quot;;[.E16]))" office:value-type="string" office:string-value=":PHOTO 記録 / 計測記録 / 抵抗値 / target=焼酎：麦,location=~,time=~">
            <text:p>:PHOTO 記録 / 計測記録 / 抵抗値 / target=焼酎：麦,location=~,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2-16_11-25-30_000.jpg</text:p>
          </table:table-cell>
          <table:table-cell table:style-name="ce19" office:value-type="string">
            <text:p>:PHOTO 記録 / 計測記録 / 抵抗値 / target=焼酎：麦,location=~,time=~,other=液温</text:p>
          </table:table-cell>
          <table:table-cell table:style-name="ce18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7]=&quot;&quot;;[.C17];CONCATENATE([.C17];&quot; / &quot;;[.E17]))" office:value-type="string" office:string-value=":PHOTO 記録 / 計測記録 / 抵抗値 / target=焼酎：麦,location=~,time=~,other=液温">
            <text:p>:PHOTO 記録 / 計測記録 / 抵抗値 / target=焼酎：麦,location=~,time=~,other=液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2-16_11-25-35_000.jpg</text:p>
          </table:table-cell>
          <table:table-cell table:style-name="ce19" office:value-type="string">
            <text:p>:PHOTO 記録 / 計測記録 / 抵抗値 / target=室温,location=~,time=~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18]=&quot;&quot;;[.C18];CONCATENATE([.C18];&quot; / &quot;;[.E18]))" office:value-type="string" office:string-value=":PHOTO 記録 / 計測記録 / 抵抗値 / target=室温,location=~,time=~">
            <text:p>:PHOTO 記録 / 計測記録 / 抵抗値 / target=室温,location=~,time=~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2-16_11-35-38_000.jpg</text:p>
          </table:table-cell>
          <table:table-cell table:style-name="ce19" office:value-type="string">
            <text:p>:PHOTO 記録 / 計測記録 / 抵抗値 / target=~,location=~,time=~,other=memos</text:p>
          </table:table-cell>
          <table:table-cell table:style-name="ce17"/>
          <table:table-cell table:style-name="ce4"/>
          <table:table-cell table:style-name="ce4" office:value-type="string">
            <text:p>N-35-35-28.408813 E-139-34-49.434814</text:p>
          </table:table-cell>
          <table:table-cell table:style-name="ce34" table:formula="of:=IF([.E19]=&quot;&quot;;[.C19];CONCATENATE([.C19];&quot; / &quot;;[.E19]))" office:value-type="string" office:string-value=":PHOTO 記録 / 計測記録 / 抵抗値 / target=~,location=~,time=~,other=memos">
            <text:p>:PHOTO 記録 / 計測記録 / 抵抗値 / target=~,location=~,time=~,other=memos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16_12-15-51_000.jpg</text:p>
          </table:table-cell>
          <table:table-cell table:style-name="ce16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2020-12-16_16-33-06_000.jpg</text:p>
          </table:table-cell>
          <table:table-cell table:style-name="ce17" office:value-type="string">
            <text:p>:m RES 1*1 / free# JVEMV6 37#17.36_1 / 37. miscs of miscs / 17. natural-history / id=36:エゴマ / topics=~taxonomy,TH=~,w:~,Q:~ / N+ ||| :m next / 焼酎漬け / セージ：X日漬けて、取り出す；エゴマ、同様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21]=&quot;&quot;;[.C21];CONCATENATE([.C21];&quot; / &quot;;[.E21]))" office:value-type="string" office:string-value=":m RES 1*1 / free# JVEMV6 37#17.36_1 / 37. miscs of miscs / 17. natural-history / id=36:エゴマ / topics=~taxonomy,TH=~,w:~,Q:~ / N+ ||| :m next / 焼酎漬け / セージ：X日漬けて、取り出す；エゴマ、同様">
            <text:p>:m RES 1*1 / free# JVEMV6 37#17.36_1 / 37. miscs of miscs / 17. natural-history / id=36:エゴマ / topics=~taxonomy,TH=~,w:~,Q:~ / N+ ||| :m next / 焼酎漬け / セージ：X日漬けて、取り出す；エゴマ、同様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2-16_20-57-35_000.jpg</text:p>
          </table:table-cell>
          <table:table-cell table:style-name="ce8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2020-12-16_23-34-34_000.jpg</text:p>
          </table:table-cell>
          <table:table-cell table:style-name="ce8" office:value-type="string">
            <text:p>:m 記録 / 身体 / ケガ / loc=左手：甲,cause=不明,loc-incident=~,id=2020-12-15_23-49,phase=傷口の様子,apparatus=ルーペを付けた,injury=擦り傷：皮膚がめくれている</text:p>
          </table:table-cell>
          <table:table-cell table:style-name="ce23"/>
          <table:table-cell table:style-name="ce4"/>
          <table:table-cell table:style-name="ce4" office:value-type="string">
            <text:p>N-35-35-28.436279 E-139-34-49.215087</text:p>
          </table:table-cell>
          <table:table-cell table:style-name="ce34" table:formula="of:=IF([.E23]=&quot;&quot;;[.C23];CONCATENATE([.C23];&quot; / &quot;;[.E23]))" office:value-type="string" office:string-value=":m 記録 / 身体 / ケガ / loc=左手：甲,cause=不明,loc-incident=~,id=2020-12-15_23-49,phase=傷口の様子,apparatus=ルーペを付けた,injury=擦り傷：皮膚がめくれている">
            <text:p>:m 記録 / 身体 / ケガ / loc=左手：甲,cause=不明,loc-incident=~,id=2020-12-15_23-49,phase=傷口の様子,apparatus=ルーペを付けた,injury=擦り傷：皮膚がめくれている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0-12-16_23-39-30_000.jpg</text:p>
          </table:table-cell>
          <table:table-cell table:style-name="ce8" office:value-type="string">
            <text:p>:m 記録 / 身体 / ケガ / loc=左手：甲,cause=不明,loc-incident=~,id=2020-12-15_23-49,phase=テープを貼った,apparatus=ルーペを付けた,injury=擦り傷：皮膚がめくれている</text:p>
          </table:table-cell>
          <table:table-cell table:style-name="ce17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4" table:formula="of:=IF([.E24]=&quot;&quot;;[.C24];CONCATENATE([.C24];&quot; / &quot;;[.E24]))" office:value-type="string" office:string-value=":m 記録 / 身体 / ケガ / loc=左手：甲,cause=不明,loc-incident=~,id=2020-12-15_23-49,phase=テープを貼った,apparatus=ルーペを付けた,injury=擦り傷：皮膚がめくれている">
            <text:p>:m 記録 / 身体 / ケガ / loc=左手：甲,cause=不明,loc-incident=~,id=2020-12-15_23-49,phase=テープを貼った,apparatus=ルーペを付けた,injury=擦り傷：皮膚がめくれ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2-17_00-40-27_000.jpg</text:p>
          </table:table-cell>
          <table:table-cell table:style-name="ce19" office:value-type="string">
            <text:p>:PHOTO 記録 / 経過記録；作ったもの / food=焼酎漬け / material=えごま；liquor=麦焼酎,time=1212-0024,container=green-cap</text:p>
          </table:table-cell>
          <table:table-cell table:style-name="ce18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25]=&quot;&quot;;[.C25];CONCATENATE([.C25];&quot; / &quot;;[.E25]))" office:value-type="string" office:string-value=":PHOTO 記録 / 経過記録；作ったもの / food=焼酎漬け / material=えごま；liquor=麦焼酎,time=1212-0024,container=green-cap">
            <text:p>:PHOTO 記録 / 経過記録；作ったもの / food=焼酎漬け / material=えごま；liquor=麦焼酎,time=1212-0024,container=green-cap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string">
            <text:p>2020-12-17_00-40-37_000.jpg</text:p>
          </table:table-cell>
          <table:table-cell table:style-name="ce19" office:value-type="string">
            <text:p>:PHOTO 記録 / 経過記録；作ったもの / food=焼酎漬け / material=ニンニク；liquor=麦焼酎:200ml,time=1216-0005,container=silver-cap</text:p>
          </table:table-cell>
          <table:table-cell table:style-name="ce16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26]=&quot;&quot;;[.C26];CONCATENATE([.C26];&quot; / &quot;;[.E26]))" office:value-type="string" office:string-value=":PHOTO 記録 / 経過記録；作ったもの / food=焼酎漬け / material=ニンニク；liquor=麦焼酎:200ml,time=1216-0005,container=silver-cap">
            <text:p>:PHOTO 記録 / 経過記録；作ったもの / food=焼酎漬け / material=ニンニク；liquor=麦焼酎:200ml,time=1216-0005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4" office:value-type="string">
            <text:p>2020-12-17_00-40-44_000.jpg</text:p>
          </table:table-cell>
          <table:table-cell table:style-name="ce19" office:value-type="string">
            <text:p>:PHOTO 記録 / 経過記録；作ったもの / food=焼酎漬け / material=ニンニク；liquor=麦焼酎:200ml,time=1212-0024,container=silver-cap</text:p>
          </table:table-cell>
          <table:table-cell table:style-name="ce16"/>
          <table:table-cell table:style-name="ce4"/>
          <table:table-cell table:style-name="ce4" office:value-type="string">
            <text:p>N-35-35-28.532409 E-139-34-48.885498</text:p>
          </table:table-cell>
          <table:table-cell table:style-name="ce34" table:formula="of:=IF([.E27]=&quot;&quot;;[.C27];CONCATENATE([.C27];&quot; / &quot;;[.E27]))" office:value-type="string" office:string-value=":PHOTO 記録 / 経過記録；作ったもの / food=焼酎漬け / material=ニンニク；liquor=麦焼酎:200ml,time=1212-0024,container=silver-cap">
            <text:p>:PHOTO 記録 / 経過記録；作ったもの / food=焼酎漬け / material=ニンニク；liquor=麦焼酎:200ml,time=1212-0024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2-17_00-41-51_000.jpg</text:p>
          </table:table-cell>
          <table:table-cell table:style-name="ce19" office:value-type="string">
            <text:p>:PHOTO 記録 / 経過記録；作ったもの / food=焼酎漬け / material=ペパーミント：１パック；liquor=麦焼酎:300ml,time=1208-0020,container=silver-cap-large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28]=&quot;&quot;;[.C28];CONCATENATE([.C28];&quot; / &quot;;[.E28]))" office:value-type="string" office:string-value=":PHOTO 記録 / 経過記録；作ったもの / food=焼酎漬け / material=ペパーミント：１パック；liquor=麦焼酎:300ml,time=1208-0020,container=silver-cap-large">
            <text:p>:PHOTO 記録 / 経過記録；作ったもの / food=焼酎漬け / material=ペパーミント：１パック；liquor=麦焼酎:300ml,time=1208-0020,container=silver-cap-large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4" office:value-type="string">
            <text:p>2020-12-17_00-42-04_000.jpg</text:p>
          </table:table-cell>
          <table:table-cell table:style-name="ce19" office:value-type="string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29]=&quot;&quot;;[.C29];CONCATENATE([.C29];&quot; / &quot;;[.E29]))" office:value-type="string" office:string-value=":PHOTO 記録 / 経過記録；作ったもの / food=焼酎漬け / material=ローズマリー：１パック；liquor=麦焼酎:100ml,time=1210?-0016,container=silver-cap-large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4" office:value-type="string">
            <text:p>2020-12-17_00-42-07_000.jpg</text:p>
          </table:table-cell>
          <table:table-cell table:style-name="ce19" office:value-type="string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0]=&quot;&quot;;[.C30];CONCATENATE([.C30];&quot; / &quot;;[.E30]))" office:value-type="string" office:string-value=":PHOTO 記録 / 経過記録；作ったもの / food=焼酎漬け / material=ローズマリー：１パック；liquor=麦焼酎:100ml,time=1210?-0016,container=silver-cap-large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2020-12-17_02-48-28_000.jpg</text:p>
          </table:table-cell>
          <table:table-cell table:style-name="ce17" office:value-type="string">
            <text:p>:m other / log / 寝る前　ウェブ閲覧　記録　（for オナニー）</text:p>
          </table:table-cell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string" office:string-value=":m other / log / 寝る前　ウェブ閲覧　記録　（for オナニー）">
            <text:p>:m other / log / 寝る前　ウェブ閲覧　記録　（for オナニー）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2020-12-17_02-48-35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2020-12-17_02-52-18_000.jpg</text:p>
          </table:table-cell>
          <table:table-cell table:style-name="ce19" office:value-type="string">
            <text:p>:PHOTO 記録 / 文書 / 時刻：マッサージ終了～寝る</text:p>
          </table:table-cell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string" office:string-value=":PHOTO 記録 / 文書 / 時刻：マッサージ終了～寝る">
            <text:p>:PHOTO 記録 / 文書 / 時刻：マッサージ終了～寝る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2020-12-17_13-16-44_000.jpg</text:p>
          </table:table-cell>
          <table:table-cell table:style-name="ce16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422546 E-139-34-49.544677</text:p>
          </table:table-cell>
          <table:table-cell table:style-name="ce34" table:formula="of:=IF([.E34]=&quot;&quot;;[.C34];CONCATENATE([.C34];&quot; / &quot;;[.E34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string">
            <text:p>2020-12-17_13-49-54_000.jpg</text:p>
          </table:table-cell>
          <table:table-cell table:style-name="ce8" office:value-type="string">
            <text:p>:PHOTO 記録しておきたいもの / @台所 / カリフラワー：フラクタル</text:p>
          </table:table-cell>
          <table:table-cell table:style-name="ce17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34" table:formula="of:=IF([.E35]=&quot;&quot;;[.C35];CONCATENATE([.C35];&quot; / &quot;;[.E35]))" office:value-type="string" office:string-value=":PHOTO 記録しておきたいもの / @台所 / カリフラワー：フラクタル">
            <text:p>:PHOTO 記録しておきたいもの / @台所 / カリフラワー：フラクタル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2020-12-17_13-50-00_000.jpg</text:p>
          </table:table-cell>
          <table:table-cell table:style-name="ce8" office:value-type="string">
            <text:p>:PHOTO 記録しておきたいもの / @台所 / カリフラワー：フラクタル</text:p>
          </table:table-cell>
          <table:table-cell table:style-name="ce18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34" table:formula="of:=IF([.E36]=&quot;&quot;;[.C36];CONCATENATE([.C36];&quot; / &quot;;[.E36]))" office:value-type="string" office:string-value=":PHOTO 記録しておきたいもの / @台所 / カリフラワー：フラクタル">
            <text:p>:PHOTO 記録しておきたいもの / @台所 / カリフラワー：フラクタル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4" office:value-type="string">
            <text:p>2020-12-17_13-50-10_000.jpg</text:p>
          </table:table-cell>
          <table:table-cell table:style-name="ce8" office:value-type="string">
            <text:p>:PHOTO 記録しておきたいもの / @台所 / カリフラワー：フラクタル</text:p>
          </table:table-cell>
          <table:table-cell table:style-name="ce16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37]=&quot;&quot;;[.C37];CONCATENATE([.C37];&quot; / &quot;;[.E37]))" office:value-type="string" office:string-value=":PHOTO 記録しておきたいもの / @台所 / カリフラワー：フラクタル">
            <text:p>:PHOTO 記録しておきたいもの / @台所 / カリフラワー：フラクタル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string">
            <text:p>2020-12-17_14-26-54_000.jpg</text:p>
          </table:table-cell>
          <table:table-cell table:style-name="ce8" office:value-type="string">
            <text:p>:i FX / detect-pattern / 「連上げ」ではなく、gainで終わっているもの、全体を見る ||| :m :lets / action activity / やること / 本を読むとき：疑問、知りたことを、メモ書きする；知りたいことを見つけるために、本を読む</text:p>
          </table:table-cell>
          <table:table-cell table:style-name="ce4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4" table:formula="of:=IF([.E38]=&quot;&quot;;[.C38];CONCATENATE([.C38];&quot; / &quot;;[.E38]))" office:value-type="string" office:string-value=":i FX / detect-pattern / 「連上げ」ではなく、gainで終わっているもの、全体を見る ||| :m :lets / action activity / やること / 本を読むとき：疑問、知りたことを、メモ書きする；知りたいことを見つけるために、本を読む">
            <text:p>:i FX / detect-pattern / 「連上げ」ではなく、gainで終わっているもの、全体を見る ||| :m :lets / action activity / やること / 本を読むとき：疑問、知りたことを、メモ書きする；知りたいことを見つけるために、本を読む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4" office:value-type="string">
            <text:p>2020-12-17_14-40-02_000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指示書</text:p>
          </table:table-cell>
          <table:table-cell table:style-name="ce26"/>
          <table:table-cell table:style-name="ce4"/>
          <table:table-cell table:style-name="ce4"/>
          <table:table-cell table:style-name="ce34" table:formula="of:=IF([.E39]=&quot;&quot;;[.C39];CONCATENATE([.C39];&quot; / &quot;;[.E39]))" office:value-type="string" office:string-value=":m 東和 PHOTO / 201218f / 南部市場駅 / 金沢区富岡東PJ新築工事 / ２名（もう一人、酒井さん） / サイタ工業（森下組） / 資料：指示書">
            <text:p>:m 東和 PHOTO / 201218f / 南部市場駅 / 金沢区富岡東PJ新築工事 / ２名（もう一人、酒井さん） / サイタ工業（森下組） / 資料：指示書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4" office:value-type="string">
            <text:p>2020-12-17_14-40-02_001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指示書</text:p>
          </table:table-cell>
          <table:table-cell table:style-name="ce23"/>
          <table:table-cell table:style-name="ce4"/>
          <table:table-cell table:style-name="ce4"/>
          <table:table-cell table:style-name="ce34" table:formula="of:=IF([.E40]=&quot;&quot;;[.C40];CONCATENATE([.C40];&quot; / &quot;;[.E40]))" office:value-type="string" office:string-value=":m 東和 PHOTO / 201218f / 南部市場駅 / 金沢区富岡東PJ新築工事 / ２名（もう一人、酒井さん） / サイタ工業（森下組） / 資料：指示書">
            <text:p>:m 東和 PHOTO / 201218f / 南部市場駅 / 金沢区富岡東PJ新築工事 / ２名（もう一人、酒井さん） / サイタ工業（森下組） / 資料：指示書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2-17_15-03-42_000.jpg</text:p>
          </table:table-cell>
          <table:table-cell table:style-name="ce17" office:value-type="string">
            <text:p>:m 食べた物</text:p>
          </table:table-cell>
          <table:table-cell table:style-name="ce26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1]=&quot;&quot;;[.C41];CONCATENATE([.C41];&quot; / &quot;;[.E41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4" office:value-type="string">
            <text:p>2020-12-17_16-19-43_000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天気</text:p>
          </table:table-cell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string" office:string-value=":m 東和 PHOTO / 201218f / 南部市場駅 / 金沢区富岡東PJ新築工事 / ２名（もう一人、酒井さん） / サイタ工業（森下組） / 資料：天気">
            <text:p>:m 東和 PHOTO / 201218f / 南部市場駅 / 金沢区富岡東PJ新築工事 / ２名（もう一人、酒井さん） / サイタ工業（森下組） / 資料：天気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4" office:value-type="string">
            <text:p>2020-12-17_16-30-17_000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交通</text:p>
          </table:table-cell>
          <table:table-cell table:style-name="ce4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4" table:formula="of:=IF([.E43]=&quot;&quot;;[.C43];CONCATENATE([.C43];&quot; / &quot;;[.E43]))" office:value-type="string" office:string-value=":m 東和 PHOTO / 201218f / 南部市場駅 / 金沢区富岡東PJ新築工事 / ２名（もう一人、酒井さん） / サイタ工業（森下組） / 資料：交通">
            <text:p>:m 東和 PHOTO / 201218f / 南部市場駅 / 金沢区富岡東PJ新築工事 / ２名（もう一人、酒井さん） / サイタ工業（森下組） / 資料：交通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4" office:value-type="string">
            <text:p>2020-12-17_16-30-56_000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スケジュール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44]=&quot;&quot;;[.C44];CONCATENATE([.C44];&quot; / &quot;;[.E44]))" office:value-type="string" office:string-value=":m 東和 PHOTO / 201218f / 南部市場駅 / 金沢区富岡東PJ新築工事 / ２名（もう一人、酒井さん） / サイタ工業（森下組） / 資料：スケジュール">
            <text:p>:m 東和 PHOTO / 201218f / 南部市場駅 / 金沢区富岡東PJ新築工事 / ２名（もう一人、酒井さん） / サイタ工業（森下組） / 資料：スケジュール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4" office:value-type="string">
            <text:p>2020-12-17_16-31-55_000.jpg</text:p>
          </table:table-cell>
          <table:table-cell table:style-name="ce17" office:value-type="string">
            <text:p>:m 東和 PHOTO / 201218f / 南部市場駅 / 金沢区富岡東PJ新築工事 / ２名（もう一人、酒井さん） / サイタ工業（森下組） / 資料：地図</text:p>
          </table:table-cell>
          <table:table-cell table:style-name="ce4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45]=&quot;&quot;;[.C45];CONCATENATE([.C45];&quot; / &quot;;[.E45]))" office:value-type="string" office:string-value=":m 東和 PHOTO / 201218f / 南部市場駅 / 金沢区富岡東PJ新築工事 / ２名（もう一人、酒井さん） / サイタ工業（森下組） / 資料：地図">
            <text:p>:m 東和 PHOTO / 201218f / 南部市場駅 / 金沢区富岡東PJ新築工事 / ２名（もう一人、酒井さん） / サイタ工業（森下組） / 資料：地図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4" office:value-type="string">
            <text:p>2020-12-17_16-37-59_000.jpg</text:p>
          </table:table-cell>
          <table:table-cell table:style-name="ce19" office:value-type="string">
            <text:p>:PHOTO 記録 / @２階：トイレ：便器内 / 大便：様子</text:p>
          </table:table-cell>
          <table:table-cell table:style-name="ce4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46]=&quot;&quot;;[.C46];CONCATENATE([.C46];&quot; / &quot;;[.E46]))" office:value-type="string" office:string-value=":PHOTO 記録 / @２階：トイレ：便器内 / 大便：様子">
            <text:p>:PHOTO 記録 / @２階：トイレ：便器内 / 大便：様子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4" office:value-type="string">
            <text:p>2020-12-17_16-38-04_000.jpg</text:p>
          </table:table-cell>
          <table:table-cell table:style-name="ce19" office:value-type="string">
            <text:p>:PHOTO 記録 / @２階：トイレ：便器内 / 大便：様子</text:p>
          </table:table-cell>
          <table:table-cell table:style-name="ce4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47]=&quot;&quot;;[.C47];CONCATENATE([.C47];&quot; / &quot;;[.E47]))" office:value-type="string" office:string-value=":PHOTO 記録 / @２階：トイレ：便器内 / 大便：様子">
            <text:p>:PHOTO 記録 / @２階：トイレ：便器内 / 大便：様子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4" office:value-type="string">
            <text:p>2020-12-17_16-38-30_000.jpg</text:p>
          </table:table-cell>
          <table:table-cell table:style-name="ce19" office:value-type="string">
            <text:p>:PHOTO 記録 / @２階：トイレ：便器内 / 大便：様子</text:p>
          </table:table-cell>
          <table:table-cell table:style-name="ce4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48]=&quot;&quot;;[.C48];CONCATENATE([.C48];&quot; / &quot;;[.E48]))" office:value-type="string" office:string-value=":PHOTO 記録 / @２階：トイレ：便器内 / 大便：様子">
            <text:p>:PHOTO 記録 / @２階：トイレ：便器内 / 大便：様子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6_17-46-13_000.mp4</text:p>
          </table:table-cell>
          <table:table-cell table:style-name="ce8" office:value-type="string">
            <text:p>:VIDEO / @自室 / 記録 / jap.flute-bamboo / 演奏、play / b-2020-1216-1 / genr=free-play</text:p>
          </table:table-cell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string" office:string-value=":VIDEO / @自室 / 記録 / jap.flute-bamboo / 演奏、play / b-2020-1216-1 / genr=free-play">
            <text:p>:VIDEO / @自室 / 記録 / jap.flute-bamboo / 演奏、play / b-2020-1216-1 / genr=free-pla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6_18-03-57_000.mp4</text:p>
          </table:table-cell>
          <table:table-cell table:style-name="ce8" office:value-type="string">
            <text:p>:VIDEO / @自室 / 記録 / jap.flute-bamboo / 演奏、play / b-2020-1216-2 / genr=f-N:composition-relay-12</text:p>
          </table:table-cell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string" office:string-value=":VIDEO / @自室 / 記録 / jap.flute-bamboo / 演奏、play / b-2020-1216-2 / genr=f-N:composition-relay-12">
            <text:p>:VIDEO / @自室 / 記録 / jap.flute-bamboo / 演奏、play / b-2020-1216-2 / genr=f-N:composition-relay-1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6_18-26-36_000.mp4</text:p>
          </table:table-cell>
          <table:table-cell table:style-name="ce8" office:value-type="string">
            <text:p>:VIDEO / @自室 / 記録 / jap.flute-bamboo / 演奏、play / b-2020-1216-3 / genr=f-N:composition-relay-13</text:p>
          </table:table-cell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string" office:string-value=":VIDEO / @自室 / 記録 / jap.flute-bamboo / 演奏、play / b-2020-1216-3 / genr=f-N:composition-relay-13">
            <text:p>:VIDEO / @自室 / 記録 / jap.flute-bamboo / 演奏、play / b-2020-1216-3 / genr=f-N:composition-relay-1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2020/12/19</text:date>, <text:time>15:1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9T15:18:53.24</dc:date>
    <dc:creator>iwabuchi ken</dc:creator>
    <meta:editing-duration>P29DT10H37M5S</meta:editing-duration>
    <meta:editing-cycles>10955</meta:editing-cycles>
    <meta:document-statistic meta:table-count="1" meta:cell-count="558" meta:object-count="0"/>
  </office:meta>
</office:document-meta>
</file>